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draw:stroke="solid" svg:stroke-width="0.026cm" svg:stroke-color="#990000" draw:stroke-linejoin="miter" draw:fill="gradient" draw:fill-color="#eda3a3" draw:fill-gradient-name="Gradient_20_7" draw:textarea-horizontal-align="justify" draw:textarea-vertical-align="top" draw:auto-grow-height="false" fo:padding-top="0.13cm" fo:padding-bottom="0.13cm" fo:padding-left="0.25cm" fo:padding-right="0.25cm" fo:wrap-option="wrap" draw:shadow="visible" draw:shadow-offset-y="0.056cm" draw:shadow-opacity="38%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margin-top="0.123cm" fo:margin-bottom="0cm" fo:line-height="9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align="center" fo:text-indent="0cm" style:punctuation-wrap="hanging" style:line-break="strict"/>
    </style:style>
    <style:style style:name="P4" style:family="paragraph">
      <style:paragraph-properties fo:margin-left="0cm" fo:margin-right="0cm" fo:margin-top="0.123cm" fo:margin-bottom="0cm" fo:text-align="center" fo:text-indent="0cm" style:punctuation-wrap="hanging" style:line-break="strict"/>
    </style:style>
    <style:style style:name="T1" style:family="text">
      <style:text-properties fo:font-size="14pt" style:font-family-asian="Arial" style:font-pitch-asian="variable" style:font-size-asian="14pt" style:font-family-complex="Arial" style:font-pitch-complex="variable" style:font-size-complex="14pt"/>
    </style:style>
    <style:style style:name="T2" style:family="text">
      <style:text-properties fo:color="#000000" fo:font-size="32pt" style:text-underline-style="solid" style:text-underline-width="auto" style:text-underline-color="font-color" style:font-family-asian="Arial" style:font-pitch-asian="variable" style:font-size-asian="32pt" style:font-family-complex="Arial" style:font-pitch-complex="variable" style:font-size-complex="32pt"/>
    </style:style>
    <style:style style:name="T3" style:family="text">
      <style:text-properties fo:font-size="14pt" fo:language="en" fo:country="US" style:font-family-asian="Arial" style:font-pitch-asian="variable" style:font-size-asian="14pt" style:font-family-complex="Arial" style:font-pitch-complex="variable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draw:custom-shape draw:name="Subtitle 2" draw:style-name="gr1" draw:text-style-name="P2" draw:layer="layout" svg:width="5.503cm" svg:height="1.905cm" svg:x="2.117cm" svg:y="3.175cm">
          <text:p text:style-name="P1"><text:span text:style-name="T1">11 Lorem ipsum dolor sit amet, consectetur adipiscing elit. Sed vitae.</text:span></text:p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custom-shape draw:name="Subtitle 2" draw:style-name="gr2" draw:text-style-name="P2" draw:layer="layout" svg:width="5.504cm" svg:height="1.905cm" svg:x="16.933cm" svg:y="1.058cm">
          <text:p text:style-name="P3"><text:span text:style-name="T2">Col 3</text:span></text:p>
          <draw:enhanced-geometry svg:viewBox="0 0 21600 21600" draw:type="mso-spt202" draw:enhanced-path="M 0 0 L 21600 0 21600 21600 0 21600 0 0 Z N"/>
        </draw:custom-shape>
        <draw:custom-shape draw:name="Subtitle 2" draw:style-name="gr2" draw:text-style-name="P2" draw:layer="layout" svg:width="5.503cm" svg:height="1.905cm" svg:x="1.905cm" svg:y="1.058cm">
          <text:p text:style-name="P3"><text:span text:style-name="T2">Col 1</text:span></text:p>
          <draw:enhanced-geometry svg:viewBox="0 0 21600 21600" draw:type="mso-spt202" draw:enhanced-path="M 0 0 L 21600 0 21600 21600 0 21600 0 0 Z N"/>
        </draw:custom-shape>
        <draw:custom-shape draw:name="Subtitle 2" draw:style-name="gr1" draw:text-style-name="P2" draw:layer="layout" svg:width="5.503cm" svg:height="1.905cm" svg:x="1.905cm" svg:y="5.503cm">
          <text:p text:style-name="P4"><text:span text:style-name="T3">21 Sed ut est elit, eu ullamcorper metus. Duis quis quam.</text:span></text:p>
          <text:p text:style-name="P4"><text:span text:style-name="T3"/></text:p>
          <draw:enhanced-geometry svg:viewBox="0 0 21600 21600" draw:type="mso-spt202" draw:enhanced-path="M 0 0 L 21600 0 21600 21600 0 21600 0 0 Z N"/>
        </draw:custom-shape>
        <draw:custom-shape draw:name="Subtitle 2" draw:style-name="gr1" draw:text-style-name="P2" draw:layer="layout" svg:width="4.868cm" svg:height="1.905cm" svg:x="9.737cm" svg:y="5.609cm">
          <text:p text:style-name="P4"><text:span text:style-name="T1">22 Sed ut est elit, eu ullamcorper metus. Duis quis quam.</text:span></text:p>
          <text:p text:style-name="P4"><text:span text:style-name="T1"/></text:p>
          <draw:enhanced-geometry svg:viewBox="0 0 21600 21600" draw:type="mso-spt202" draw:enhanced-path="M 0 0 L 21600 0 21600 21600 0 21600 0 0 Z N"/>
        </draw:custom-shape>
        <draw:custom-shape draw:name="Subtitle 2" draw:style-name="gr1" draw:text-style-name="P2" draw:layer="layout" svg:width="5.503cm" svg:height="1.905cm" svg:x="1.905cm" svg:y="7.62cm">
          <text:p text:style-name="P4"><text:span text:style-name="T3">31 Suspendisse tempor urna dolor. Quisque eu est at augue auctor.</text:span></text:p>
          <text:p text:style-name="P4"><text:span text:style-name="T3"/></text:p>
          <draw:enhanced-geometry svg:viewBox="0 0 21600 21600" draw:type="mso-spt202" draw:enhanced-path="M 0 0 L 21600 0 21600 21600 0 21600 0 0 Z N"/>
        </draw:custom-shape>
        <draw:custom-shape draw:name="Subtitle 2" draw:style-name="gr1" draw:text-style-name="P2" draw:layer="layout" svg:width="6.773cm" svg:height="1.905cm" svg:x="1.27cm" svg:y="9.737cm">
          <text:p text:style-name="P1"><text:span text:style-name="T3">41 Sed nisl lectus, dictum vel aliquam rhoncus, placerat non eros.</text:span></text:p>
          <text:p text:style-name="P1"><text:span text:style-name="T3"/></text:p>
          <draw:enhanced-geometry svg:viewBox="0 0 21600 21600" draw:type="mso-spt202" draw:enhanced-path="M 0 0 L 21600 0 21600 21600 0 21600 0 0 Z N"/>
        </draw:custom-shape>
        <draw:custom-shape draw:name="Subtitle 2" draw:style-name="gr1" draw:text-style-name="P2" draw:layer="layout" svg:width="6.773cm" svg:height="1.905cm" svg:x="1.482cm" svg:y="12.488cm">
          <text:p text:style-name="P1"><text:span text:style-name="T3">51Cras ullamcorper porttitor mauris. Mauris a enim dolor, sit amet.</text:span></text:p>
          <text:p text:style-name="P1"><text:span text:style-name="T3"/></text:p>
          <draw:enhanced-geometry svg:viewBox="0 0 21600 21600" draw:type="mso-spt202" draw:enhanced-path="M 0 0 L 21600 0 21600 21600 0 21600 0 0 Z N"/>
        </draw:custom-shape>
        <draw:custom-shape draw:name="Subtitle 2" draw:style-name="gr1" draw:text-style-name="P2" draw:layer="layout" svg:width="5.503cm" svg:height="1.905cm" svg:x="9.737cm" svg:y="12.488cm">
          <text:p text:style-name="P1"><text:span text:style-name="T3">52 Cras ullamcorper porttitor mauris. Mauris a enim dolor, sit amet.</text:span></text:p>
          <text:p text:style-name="P1"><text:span text:style-name="T3"/></text:p>
          <draw:enhanced-geometry svg:viewBox="0 0 21600 21600" draw:type="mso-spt202" draw:enhanced-path="M 0 0 L 21600 0 21600 21600 0 21600 0 0 Z N"/>
        </draw:custom-shape>
        <draw:custom-shape draw:name="Subtitle 2" draw:style-name="gr1" draw:text-style-name="P2" draw:layer="layout" svg:width="5.291cm" svg:height="1.905cm" svg:x="9.737cm" svg:y="7.62cm">
          <text:p text:style-name="P1"><text:span text:style-name="T3">32 Suspendisse tempor urna dolor. Quisque eu est at augue auctor.</text:span></text:p>
          <text:p text:style-name="P1"><text:span text:style-name="T3"/></text:p>
          <draw:enhanced-geometry svg:viewBox="0 0 21600 21600" draw:type="mso-spt202" draw:enhanced-path="M 0 0 L 21600 0 21600 21600 0 21600 0 0 Z N"/>
        </draw:custom-shape>
        <draw:custom-shape draw:name="Subtitle 2" draw:style-name="gr1" draw:text-style-name="P2" draw:layer="layout" svg:width="5.291cm" svg:height="1.905cm" svg:x="9.737cm" svg:y="9.843cm">
          <text:p text:style-name="P4"><text:span text:style-name="T3">42 Sed nisl lectus, dictum vel aliquam rhoncus, placerat non eros.</text:span></text:p>
          <text:p text:style-name="P4"><text:span text:style-name="T3"/></text:p>
          <draw:enhanced-geometry svg:viewBox="0 0 21600 21600" draw:type="mso-spt202" draw:enhanced-path="M 0 0 L 21600 0 21600 21600 0 21600 0 0 Z N"/>
        </draw:custom-shape>
        <draw:custom-shape draw:name="Subtitle 2" draw:style-name="gr1" draw:text-style-name="P2" draw:layer="layout" svg:width="5.292cm" svg:height="1.905cm" svg:x="17.145cm" svg:y="5.609cm">
          <text:p text:style-name="P4"><text:span text:style-name="T1">32 Sed ut est elit, eu ullamcorper metus. Duis quis quam.</text:span></text:p>
          <text:p text:style-name="P4"><text:span text:style-name="T1"/></text:p>
          <draw:enhanced-geometry svg:viewBox="0 0 21600 21600" draw:type="mso-spt202" draw:enhanced-path="M 0 0 L 21600 0 21600 21600 0 21600 0 0 Z N"/>
        </draw:custom-shape>
        <draw:custom-shape draw:name="Subtitle 2" draw:style-name="gr1" draw:text-style-name="P2" draw:layer="layout" svg:width="5.291cm" svg:height="1.905cm" svg:x="9.737cm" svg:y="3.175cm">
          <text:p text:style-name="P1"><text:span text:style-name="T1">21 Lorem ipsum dolor sit amet, consectetur adipiscing elit. Sed vitae.</text:span></text:p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custom-shape draw:name="Subtitle 2" draw:style-name="gr1" draw:text-style-name="P2" draw:layer="layout" svg:width="5.292cm" svg:height="1.905cm" svg:x="17.145cm" svg:y="3.175cm">
          <text:p text:style-name="P1"><text:span text:style-name="T3">31 Lorem ipsum dolor sit amet, consectetur adipiscing elit. Sed vitae.</text:span></text:p>
          <text:p text:style-name="P1"><text:span text:style-name="T3"/></text:p>
          <draw:enhanced-geometry svg:viewBox="0 0 21600 21600" draw:type="mso-spt202" draw:enhanced-path="M 0 0 L 21600 0 21600 21600 0 21600 0 0 Z N"/>
        </draw:custom-shape>
        <draw:custom-shape draw:name="Subtitle 2" draw:style-name="gr1" draw:text-style-name="P2" draw:layer="layout" svg:width="5.503cm" svg:height="1.905cm" svg:x="17.145cm" svg:y="7.832cm">
          <text:p text:style-name="P1"><text:span text:style-name="T3">33 Suspendisse tempor urna dolor. Quisque eu est at augue auctor.</text:span></text:p>
          <text:p text:style-name="P1"><text:span text:style-name="T3"/></text:p>
          <draw:enhanced-geometry svg:viewBox="0 0 21600 21600" draw:type="mso-spt202" draw:enhanced-path="M 0 0 L 21600 0 21600 21600 0 21600 0 0 Z N"/>
        </draw:custom-shape>
        <draw:custom-shape draw:name="Subtitle 2" draw:style-name="gr2" draw:text-style-name="P2" draw:layer="layout" svg:width="5.503cm" svg:height="1.905cm" svg:x="9.525cm" svg:y="1.058cm">
          <text:p text:style-name="P3"><text:span text:style-name="T2">Col 2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ae6e6" draw:end-color="#eda3a3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Nimbus Sans L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Calibri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Calibri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fo:font-family="Calibri" style:font-pitch="variable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Calibri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985cm" svg:x="1.27cm" svg:y="0.358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015cm" svg:x="1.269cm" svg:y="17.657cm" presentation:class="date-time">
        <draw:text-box>
          <text:p text:style-name="MP3"><text:span text:style-name="MT2"><text:date style:data-style-name="D3" text:date-value="2010-03-16">03/16/10</text:date></text:span></text:p>
        </draw:text-box>
      </draw:frame>
      <draw:frame presentation:style-name="Mpr2" draw:text-style-name="MP5" draw:layer="backgroundobjects" svg:width="8.044cm" svg:height="1.015cm" svg:x="8.678cm" svg:y="17.657cm" presentation:class="footer">
        <draw:text-box>
          <text:p/>
        </draw:text-box>
      </draw:frame>
      <draw:frame presentation:style-name="Mpr3" draw:text-style-name="MP7" draw:layer="backgroundobjects" svg:width="5.927cm" svg:height="1.015cm" svg:x="18.202cm" svg:y="17.657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Elaine Schoch</meta:initial-creator>
    <meta:creation-date>2008-12-12T17:38:26</meta:creation-date>
    <dc:creator>Naor Rosenberg</dc:creator>
    <dc:date>2010-03-16T17:05:25.63</dc:date>
    <meta:print-date>2008-12-12T17:53:06</meta:print-date>
    <meta:editing-cycles>14</meta:editing-cycles>
    <meta:editing-duration>PT00H43M46S</meta:editing-duration>
    <meta:generator>OpenOffice.org/3.1$Win32 OpenOffice.org_project/310m19$Build-9420</meta:generator>
    <meta:document-statistic meta:object-count="35"/>
  </office:meta>
</office:document-meta>
</file>